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5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cm" fo:min-width="0cm"/>
    </style:style>
    <style:style style:name="gr3" style:family="graphic" style:parent-style-name="standard">
      <style:graphic-properties draw:stroke="none" draw:fill="none" fo:min-height="1.188cm"/>
    </style:style>
    <style:style style:name="gr4" style:family="graphic" style:parent-style-name="standard">
      <style:graphic-properties draw:stroke="none" draw:fill="none" fo:min-height="1.965cm"/>
    </style:style>
    <style:style style:name="gr5" style:family="graphic" style:parent-style-name="standard" style:list-style-name="L2">
      <style:graphic-properties draw:stroke="none" draw:fill="none" fo:min-height="13.049cm"/>
    </style:style>
    <style:style style:name="gr6" style:family="graphic" style:parent-style-name="standard">
      <style:graphic-properties svg:stroke-color="#006c3b" draw:fill="none" draw:fill-color="#00a65d" draw:textarea-horizontal-align="justify" draw:textarea-vertical-align="middle" draw:auto-grow-height="false" fo:min-height="7.932cm" fo:min-width="11.184cm"/>
    </style:style>
    <style:style style:name="gr7" style:family="graphic" style:parent-style-name="standard">
      <style:graphic-properties svg:stroke-color="#006c3b" draw:fill="none" draw:textarea-horizontal-align="justify" draw:textarea-vertical-align="middle" draw:auto-grow-height="false" fo:min-height="5.106cm" fo:min-width="11.738cm"/>
    </style:style>
    <style:style style:name="gr8" style:family="graphic" style:parent-style-name="standard">
      <style:graphic-properties draw:stroke="none" draw:fill="none" fo:min-height="5.593cm"/>
    </style:style>
    <style:style style:name="gr9" style:family="graphic" style:parent-style-name="standard">
      <style:graphic-properties draw:stroke="none" draw:fill="none" fo:min-height="4.987cm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draw:stroke="none" draw:fill="none" fo:min-height="1.661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0000" fo:font-size="32pt" style:text-underline-style="solid" style:text-underline-width="auto" style:text-underline-color="font-color" style:font-size-asian="32pt" style:font-size-complex="32pt"/>
    </style:style>
    <style:style style:name="P3" style:family="paragraph">
      <loext:graphic-properties draw:fill="none"/>
      <style:text-properties fo:font-size="18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="none"/>
      <style:text-properties fo:font-weight="bold" style:font-weight-asian="bold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none" draw:fill-color="#00a65d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text-align="star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000000" style:font-name="Century Schoolbook L"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fo:color="#000000" style:font-name="Century Schoolbook L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entury Schoolbook" style:font-name-asian="Ubuntu" style:font-name-complex="Ubuntu"/>
    </style:style>
    <style:style style:name="T6" style:family="text">
      <style:text-properties style:font-name="Ubuntu" style:font-name-asian="Ubuntu" style:font-name-complex="Ubuntu"/>
    </style:style>
    <style:style style:name="T7" style:family="text">
      <style:text-properties fo:font-variant="normal" fo:text-transform="none" fo:color="#ce181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Ubuntu" style:font-name-asian="Ubuntu" style:font-name-complex="Ubuntu"/>
    </style:style>
    <style:style style:name="T10" style:family="text">
      <style:text-properties fo:color="#000000" style:font-name="Century Schoolbook" style:font-name-asian="Ubuntu" style:font-name-complex="Ubuntu"/>
    </style:style>
    <style:style style:name="T11" style:family="text">
      <style:text-properties style:font-name="Century Schoolbook" fo:font-weight="bold" style:font-weight-asian="bold" style:font-weight-complex="bold"/>
    </style:style>
    <style:style style:name="T12" style:family="text">
      <style:text-properties style:font-name="Century Schoolbook" style:text-underline-style="solid" style:text-underline-width="auto" style:text-underline-color="font-color" style:font-name-asian="Ubuntu" style:font-name-complex="Ubuntu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entury Schoolbook" fo:font-style="normal" style:text-underline-style="solid" style:text-underline-width="auto" style:text-underline-color="font-color" style:font-name-asian="Ubuntu" style:font-style-asian="normal" style:font-name-complex="Ubuntu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674cm" svg:height="1.661cm" svg:x="1.656cm" svg:y="0.029cm">
          <draw:text-box>
            <text:p text:style-name="P1"><text:span text:style-name="T1">PAVIRMA (4 nov 2020)</text:span></text:p>
          </draw:text-box>
        </draw:frame>
        <draw:frame draw:style-name="gr1" draw:text-style-name="P3" draw:layer="layout" svg:width="11.043cm" svg:height="6.775cm" svg:x="1.919cm" svg:y="13.716cm">
          <draw:text-box>
            <text:p><text:span text:style-name="T2"/></text:p>
            <text:p><text:span text:style-name="T2"><text:s/></text:span></text:p>
          </draw:text-box>
        </draw:frame>
        <draw:frame draw:style-name="gr2" draw:text-style-name="P5" draw:layer="layout" svg:width="11.814cm" svg:height="9.35cm" svg:x="0.594cm" svg:y="4.626cm">
          <draw:text-box>
            <text:list text:style-name="L1">
              <text:list-item>
                <text:p text:style-name="P4"><text:span text:style-name="T3">1 bâtiment </text:span><text:span text:style-name="T4">(demande “plan de relance”) : </text:span><text:span text:style-name="T5">480 k</text:span><text:span text:style-name="T6">€</text:span><text:span text:style-name="T5"> HT</text:span></text:p>
                <text:p text:style-name="P4"><text:span text:style-name="T5"/></text:p>
              </text:list-item>
              <text:list-item>
                <text:p text:style-name="P4"><text:span text:style-name="T4">1 analyseur neutron : 150 </text:span><text:span text:style-name="T5">k</text:span><text:span text:style-name="T6">€ </text:span><text:span text:style-name="T5">HT</text:span></text:p>
                <text:p text:style-name="P4"><text:span text:style-name="T5"/></text:p>
              </text:list-item>
              <text:list-item>
                <text:p text:style-name="P4"><text:span text:style-name="T4">1 irradiateur X :</text:span><text:span text:style-name="T7"> </text:span><text:span text:style-name="T8">200 → 300 k</text:span><text:span text:style-name="T9">€ </text:span><text:span text:style-name="T10">HT</text:span></text:p>
                <text:p text:style-name="P4"><text:span text:style-name="T5"/></text:p>
              </text:list-item>
              <text:list-item>
                <text:p text:style-name="P4"><text:span text:style-name="T4">1 spectromètre gamma : 150 k</text:span><text:span text:style-name="T6">€</text:span><text:span text:style-name="T5"> HT</text:span></text:p>
              </text:list-item>
            </text:list>
            <text:p/>
          </draw:text-box>
        </draw:frame>
        <draw:frame draw:style-name="gr3" draw:text-style-name="P6" draw:layer="layout" svg:width="4.993cm" svg:height="1.438cm" svg:x="3.705cm" svg:y="3.034cm">
          <draw:text-box>
            <text:p><text:span text:style-name="T11">Projet ancien</text:span></text:p>
          </draw:text-box>
        </draw:frame>
        <draw:frame draw:style-name="gr4" draw:text-style-name="P6" draw:layer="layout" svg:width="6.763cm" svg:height="2.215cm" svg:x="18.283cm" svg:y="1.934cm">
          <draw:text-box>
            <text:p><text:span text:style-name="T11">Projet final</text:span></text:p>
          </draw:text-box>
        </draw:frame>
        <draw:frame draw:style-name="gr5" draw:text-style-name="P7" draw:layer="layout" svg:width="14.662cm" svg:height="13.299cm" svg:x="13.432cm" svg:y="8.546cm">
          <draw:text-box>
            <text:p><text:span text:style-name="T12">Commentaires :</text:span><text:span text:style-name="T5"> </text:span></text:p>
            <text:list text:style-name="L2">
              <text:list-item>
                <text:p><text:span text:style-name="T5"><text:s/></text:span><text:span text:style-name="T5">Travaux : </text:span><text:span text:style-name="T4">50 k</text:span><text:span text:style-name="T13">€ </text:span><text:span text:style-name="T4">→ 100 </text:span><text:span text:style-name="T8">k</text:span><text:span text:style-name="T14">€</text:span></text:p>
              </text:list-item>
              <text:list-item>
                <text:p><text:span text:style-name="T5"><text:s/></text:span><text:span text:style-name="T5">Déménagement (maison innovation → LPC) par société spécialisée : </text:span><text:span text:style-name="T4">~15 k</text:span><text:span text:style-name="T6">€ </text:span><text:span text:style-name="T5">HT</text:span></text:p>
              </text:list-item>
              <text:list-item>
                <text:p><text:span text:style-name="T4"><text:s/></text:span><text:span text:style-name="T4">2 appareils :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4">350 → 450 </text:span><text:span text:style-name="T8">k</text:span><text:span text:style-name="T14">€</text:span><text:span text:style-name="T8"> HT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8"/></text:p>
                <text:p><text:span text:style-name="T8">Total : 465 </text:span><text:span text:style-name="T4">→ 565 </text:span><text:span text:style-name="T8">k</text:span><text:span text:style-name="T14">€</text:span><text:span text:style-name="T8"> HT (en prenant estimation haute pour travaux)</text:span></text:p>
                <text:p><text:span text:style-name="T8"/></text:p>
                <text:p><text:span text:style-name="T8">=&gt; Un financement à la hauteur de la demande “plan de relance” permettrait d’avoir une plateforme opérationnelle en 2021.</text:span></text:p>
              </text:list-item>
            </text:list>
          </draw:text-box>
        </draw:frame>
        <draw:custom-shape draw:style-name="gr6" draw:text-style-name="P8" draw:layer="layout" svg:width="11.684cm" svg:height="8.182cm" svg:x="0.386cm" svg:y="4.3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2.238cm" svg:height="5.356cm" svg:x="14.386cm" svg:y="3.17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2.184cm" svg:height="5.843cm" svg:x="14.848cm" svg:y="3.342cm">
          <draw:text-box>
            <text:list text:style-name="L1">
              <text:list-item>
                <text:p><text:span text:style-name="T4">Installation dans locaux LPC</text:span></text:p>
                <text:p><text:span text:style-name="T4"/></text:p>
              </text:list-item>
              <text:list-item>
                <text:p text:style-name="P10"><text:span text:style-name="T4">1 irradiateur X : 200 → 300 </text:span><text:span text:style-name="T8">k</text:span><text:span text:style-name="T14">€</text:span><text:span text:style-name="T8"> HT</text:span></text:p>
                <text:p text:style-name="P10"><text:span text:style-name="T4"/></text:p>
              </text:list-item>
              <text:list-item>
                <text:p text:style-name="P11"><text:span text:style-name="T4">1 spectromètre gamma : 150 k</text:span><text:span text:style-name="T13">€</text:span><text:span text:style-name="T4"> HT</text:span></text:p>
              </text:list-item>
            </text:list>
          </draw:text-box>
        </draw:frame>
        <draw:frame draw:style-name="gr9" draw:text-style-name="P12" draw:layer="layout" svg:width="11.43cm" svg:height="5.843cm" svg:x="0.794cm" svg:y="13.559cm">
          <draw:text-box>
            <text:p text:style-name="P4"><text:span text:style-name="T15">Commentaire </text:span><text:span text:style-name="T12">:</text:span><text:span text:style-name="T5"> </text:span></text:p>
            <text:p text:style-name="P4"><text:span text:style-name="T5">Les financements des 3 instruments n’étaient pas demandés dans les demandes précédentes.</text:span></text:p>
            <text:p text:style-name="P4"><text:span text:style-name="T5">Ils auraient fait l’objet de demandes une fois le bâtiment construit.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marker-end="Arrow_20_concave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20.0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13:16:46.382044966</meta:creation-date>
    <dc:date>2020-11-02T09:42:26.143105325</dc:date>
    <meta:editing-duration>P64DT4H55M24S</meta:editing-duration>
    <meta:editing-cycles>1607</meta:editing-cycles>
    <meta:generator>LibreOffice/6.0.7.3$Linux_X86_64 LibreOffice_project/00m0$Build-3</meta:generator>
    <meta:print-date>2017-05-02T20:57:57.631288298</meta:print-date>
    <meta:document-statistic meta:object-count="33"/>
  </office:meta>
</office:document-meta>
</file>